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]*[.$A$2]+[.B3]*[.$A$3]+[.B4]*[.$A$4]+[.B5]*[.$A$5]+[.B6]*[.$A$6]+[.B7]*[.$A$7]+[.B8]*[.$A$8]+[.B9]*[.$A$9]" office:value-type="float" office:value="0" calcext:value-type="float">
            <text:p>0</text:p>
          </table:table-cell>
          <table:table-cell table:formula="of:=[.C2]*[.$A$2]+[.C3]*[.$A$3]+[.C4]*[.$A$4]+[.C5]*[.$A$5]+[.C6]*[.$A$6]+[.C7]*[.$A$7]+[.C8]*[.$A$8]+[.C9]*[.$A$9]" office:value-type="float" office:value="225" calcext:value-type="float">
            <text:p>225</text:p>
          </table:table-cell>
          <table:table-cell table:formula="of:=[.D2]*[.$A$2]+[.D3]*[.$A$3]+[.D4]*[.$A$4]+[.D5]*[.$A$5]+[.D6]*[.$A$6]+[.D7]*[.$A$7]+[.D8]*[.$A$8]+[.D9]*[.$A$9]" office:value-type="float" office:value="241" calcext:value-type="float">
            <text:p>241</text:p>
          </table:table-cell>
          <table:table-cell table:formula="of:=[.E2]*[.$A$2]+[.E3]*[.$A$3]+[.E4]*[.$A$4]+[.E5]*[.$A$5]+[.E6]*[.$A$6]+[.E7]*[.$A$7]+[.E8]*[.$A$8]+[.E9]*[.$A$9]" office:value-type="float" office:value="155" calcext:value-type="float">
            <text:p>155</text:p>
          </table:table-cell>
          <table:table-cell table:formula="of:=[.F2]*[.$A$2]+[.F3]*[.$A$3]+[.F4]*[.$A$4]+[.F5]*[.$A$5]+[.F6]*[.$A$6]+[.F7]*[.$A$7]+[.F8]*[.$A$8]+[.F9]*[.$A$9]" office:value-type="float" office:value="158" calcext:value-type="float">
            <text:p>158</text:p>
          </table:table-cell>
          <table:table-cell table:formula="of:=[.G2]*[.$A$2]+[.G3]*[.$A$3]+[.D4]*[.$A$4]+[.G5]*[.$A$5]+[.G6]*[.$A$6]+[.G7]*[.$A$7]+[.G8]*[.$A$8]+[.G9]*[.$A$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.00.0000</text:date>, <text:time style:data-style-name="N2" text:time-value="00:45:50.317360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Sanders</meta:initial-creator>
    <meta:creation-date>2016-08-24T11:04:30.974466872</meta:creation-date>
    <dc:date>2018-09-09T00:56:01.248745913</dc:date>
    <dc:creator>Mark Sanders</dc:creator>
    <meta:editing-duration>PT21M15S</meta:editing-duration>
    <meta:editing-cycles>4</meta:editing-cycles>
    <meta:generator>LibreOffice/6.0.3.2$Linux_X86_64 LibreOffice_project/00m0$Build-2</meta:generator>
    <meta:document-statistic meta:table-count="1" meta:cell-count="62" meta:object-count="0"/>
  </office:meta>
</office:document-meta>
</file>